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60000002E355992586B2FAB7E.png" manifest:media-type="image/png"/>
  <manifest:file-entry manifest:full-path="Pictures/TablePreview1.svm" manifest:media-type=""/>
  <manifest:file-entry manifest:full-path="Pictures/10000201000000200000002A6054875805D193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8.35cm" fo:min-width="19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9.55cm" fo:min-width="20.9cm"/>
    </style:style>
    <style:style style:name="gr6" style:family="graphic" style:parent-style-name="objectwithoutfill">
      <style:graphic-properties draw:marker-start="Symmetric_20_Arrow" draw:marker-end="Symmetric_20_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6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21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5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min-height="0.034cm" fo:min-width="0cm" fo:padding-top="0.135cm" fo:padding-bottom="0.135cm" fo:padding-left="0.26cm" fo:padding-right="0.26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3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2.3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16cm" fo:min-width="3.066cm" fo:padding-top="0.142cm" fo:padding-bottom="0.142cm" fo:padding-left="0.267cm" fo:padding-right="0.267cm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subtitle">
      <style:graphic-properties draw:fill-color="#ffffff" fo:min-height="12.17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11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cm" fo:margin-bottom="0cm" fo:line-height="115%"/>
    </style:style>
    <style:style style:name="P12" style:family="paragraph">
      <loext:graphic-properties draw:fill="none" draw:fill-color="#ffffff"/>
      <style:paragraph-properties fo:margin-top="0cm" fo:margin-bottom="0cm" fo:line-height="115%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cor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2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01cm" svg:y1="4cm" svg:x2="24.001cm" svg:y2="4cm">
          <text:p/>
        </draw:line>
        <draw:line draw:style-name="gr3" draw:text-style-name="P2" draw:layer="layout" svg:x1="11.201cm" svg:y1="4.5cm" svg:x2="24.001cm" svg:y2="4.5cm">
          <text:p/>
        </draw:line>
        <draw:line draw:style-name="gr3" draw:text-style-name="P2" draw:layer="layout" svg:x1="11.201cm" svg:y1="5cm" svg:x2="24.001cm" svg:y2="5cm">
          <text:p/>
        </draw:line>
        <draw:line draw:style-name="gr3" draw:text-style-name="P2" draw:layer="layout" svg:x1="11.201cm" svg:y1="5.5cm" svg:x2="24.001cm" svg:y2="5.5cm">
          <text:p/>
        </draw:line>
        <draw:line draw:style-name="gr3" draw:text-style-name="P2" draw:layer="layout" svg:x1="11.201cm" svg:y1="6cm" svg:x2="24.001cm" svg:y2="6cm">
          <text:p/>
        </draw:line>
        <draw:line draw:style-name="gr3" draw:text-style-name="P2" draw:layer="layout" svg:x1="11.201cm" svg:y1="4cm" svg:x2="11.201cm" svg:y2="9.7cm">
          <text:p/>
        </draw:line>
        <draw:line draw:style-name="gr3" draw:text-style-name="P2" draw:layer="layout" svg:x1="11.201cm" svg:y1="7.7cm" svg:x2="24.001cm" svg:y2="7.7cm">
          <text:p/>
        </draw:line>
        <draw:line draw:style-name="gr3" draw:text-style-name="P2" draw:layer="layout" svg:x1="11.201cm" svg:y1="8.2cm" svg:x2="24.001cm" svg:y2="8.2cm">
          <text:p/>
        </draw:line>
        <draw:line draw:style-name="gr3" draw:text-style-name="P2" draw:layer="layout" svg:x1="11.201cm" svg:y1="8.7cm" svg:x2="24.001cm" svg:y2="8.7cm">
          <text:p/>
        </draw:line>
        <draw:line draw:style-name="gr3" draw:text-style-name="P2" draw:layer="layout" svg:x1="11.201cm" svg:y1="9.2cm" svg:x2="24.001cm" svg:y2="9.2cm">
          <text:p/>
        </draw:line>
        <draw:line draw:style-name="gr3" draw:text-style-name="P2" draw:layer="layout" svg:x1="11.201cm" svg:y1="9.7cm" svg:x2="24.001cm" svg:y2="9.7cm">
          <text:p/>
        </draw:line>
        <draw:line draw:style-name="gr3" draw:text-style-name="P2" draw:layer="layout" svg:x1="3.801cm" svg:y1="11.8cm" svg:x2="24.001cm" svg:y2="11.8cm">
          <text:p/>
        </draw:line>
        <draw:line draw:style-name="gr3" draw:text-style-name="P2" draw:layer="layout" svg:x1="3.801cm" svg:y1="12.3cm" svg:x2="24.001cm" svg:y2="12.3cm">
          <text:p/>
        </draw:line>
        <draw:line draw:style-name="gr3" draw:text-style-name="P2" draw:layer="layout" svg:x1="3.801cm" svg:y1="12.8cm" svg:x2="24.001cm" svg:y2="12.8cm">
          <text:p/>
        </draw:line>
        <draw:line draw:style-name="gr3" draw:text-style-name="P2" draw:layer="layout" svg:x1="3.801cm" svg:y1="13.3cm" svg:x2="24.001cm" svg:y2="13.3cm">
          <text:p/>
        </draw:line>
        <draw:line draw:style-name="gr3" draw:text-style-name="P2" draw:layer="layout" svg:x1="3.801cm" svg:y1="13.8cm" svg:x2="24.001cm" svg:y2="13.8cm">
          <text:p/>
        </draw:line>
        <draw:line draw:style-name="gr3" draw:text-style-name="P2" draw:layer="layout" svg:x1="3.801cm" svg:y1="11.8cm" svg:x2="3.801cm" svg:y2="17.5cm">
          <text:p/>
        </draw:line>
        <draw:line draw:style-name="gr3" draw:text-style-name="P2" draw:layer="layout" svg:x1="3.801cm" svg:y1="15.5cm" svg:x2="24.001cm" svg:y2="15.5cm">
          <text:p/>
        </draw:line>
        <draw:line draw:style-name="gr3" draw:text-style-name="P2" draw:layer="layout" svg:x1="3.801cm" svg:y1="16cm" svg:x2="24.001cm" svg:y2="16cm">
          <text:p/>
        </draw:line>
        <draw:line draw:style-name="gr3" draw:text-style-name="P2" draw:layer="layout" svg:x1="3.801cm" svg:y1="16.5cm" svg:x2="24.001cm" svg:y2="16.5cm">
          <text:p/>
        </draw:line>
        <draw:line draw:style-name="gr3" draw:text-style-name="P2" draw:layer="layout" svg:x1="3.801cm" svg:y1="17cm" svg:x2="24.001cm" svg:y2="17cm">
          <text:p/>
        </draw:line>
        <draw:line draw:style-name="gr3" draw:text-style-name="P2" draw:layer="layout" svg:x1="3.801cm" svg:y1="17.5cm" svg:x2="24.001cm" svg:y2="17.5cm">
          <text:p/>
        </draw:line>
        <draw:line draw:style-name="gr3" draw:text-style-name="P2" draw:layer="layout" svg:x1="24.001cm" svg:y1="4cm" svg:x2="24.001cm" svg:y2="9.7cm">
          <text:p/>
        </draw:line>
        <draw:line draw:style-name="gr3" draw:text-style-name="P2" draw:layer="layout" svg:x1="24.001cm" svg:y1="11.8cm" svg:x2="24.001cm" svg:y2="17.5cm">
          <text:p/>
        </draw:line>
        <draw:frame draw:style-name="gr4" draw:text-style-name="P3" draw:layer="layout" svg:width="3.347cm" svg:height="0.962cm" svg:x="11.701cm" svg:y="1.8cm">
          <draw:text-box>
            <text:p><text:span text:style-name="T1">Song Title</text:span></text:p>
          </draw:text-box>
        </draw:frame>
        <draw:custom-shape draw:style-name="gr5" draw:text-style-name="P2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201cm" svg:y1="1.6cm" svg:x2="3.801cm" svg:y2="1.6cm">
          <text:p/>
        </draw:line>
        <draw:line draw:style-name="gr6" draw:text-style-name="P2" draw:layer="layout" svg:x1="4.201cm" svg:y1="0.6cm" svg:x2="4.201cm" svg:y2="1.2cm">
          <text:p/>
        </draw:line>
        <draw:frame draw:style-name="gr7" draw:text-style-name="P4" draw:layer="layout" svg:width="2.314cm" svg:height="0.729cm" svg:x="1.601cm" svg:y="0.8cm">
          <draw:text-box>
            <text:p><text:span text:style-name="T2">BORDER</text:span></text:p>
          </draw:text-box>
        </draw:frame>
        <draw:line draw:style-name="gr6" draw:text-style-name="P2" draw:layer="layout" svg:x1="6.901cm" svg:y1="3cm" svg:x2="6.901cm" svg:y2="1.2cm">
          <text:p/>
        </draw:line>
        <draw:frame draw:style-name="gr8" draw:text-style-name="P4" draw:layer="layout" svg:width="3.495cm" svg:height="0.729cm" svg:x="7.301cm" svg:y="1.701cm">
          <draw:text-box>
            <text:p><text:span text:style-name="T2">TITLE_HEIGHT</text:span></text:p>
          </draw:text-box>
        </draw:frame>
        <draw:line draw:style-name="gr6" draw:text-style-name="P2" draw:layer="layout" svg:x1="6.901cm" svg:y1="10.6cm" svg:x2="6.901cm" svg:y2="3cm">
          <text:p/>
        </draw:line>
        <draw:frame draw:style-name="gr9" draw:text-style-name="P4" draw:layer="layout" svg:width="5.2cm" svg:height="1.207cm" draw:transform="rotate (1.5707963267949) translate (5.753cm 8.7cm)">
          <draw:text-box>
            <text:p><text:span text:style-name="T2">SystemHeight = n*SCORE_HEIGHT</text:span></text:p>
          </draw:text-box>
        </draw:frame>
        <draw:line draw:style-name="gr6" draw:text-style-name="P2" draw:layer="layout" svg:x1="10.901cm" svg:y1="6.8cm" svg:x2="10.901cm" svg:y2="3cm">
          <text:p/>
        </draw:line>
        <draw:frame draw:style-name="gr10" draw:text-style-name="P5" draw:layer="layout" svg:width="4.757cm" svg:height="1.319cm" svg:x="7.401cm" svg:y="4.293cm">
          <draw:text-box>
            <text:p><text:span text:style-name="T3">SCORE_HEIGHT =</text:span></text:p>
            <text:p><text:span text:style-name="T3"><text:s text:c="3"/></text:span><text:span text:style-name="T3">4 * LINE_HEIGHT</text:span></text:p>
            <text:p><text:span text:style-name="T3">+ 2 * SCORE_SPACE</text:span></text:p>
          </draw:text-box>
        </draw:frame>
        <draw:line draw:style-name="gr11" draw:text-style-name="P2" draw:layer="layout" svg:x1="3.801cm" svg:y1="3cm" svg:x2="24.001cm" svg:y2="3cm">
          <text:p/>
        </draw:line>
        <draw:line draw:style-name="gr11" draw:text-style-name="P2" draw:layer="layout" svg:x1="3.801cm" svg:y1="10.6cm" svg:x2="24.001cm" svg:y2="10.6cm">
          <text:p/>
        </draw:line>
        <draw:line draw:style-name="gr6" draw:text-style-name="P2" draw:layer="layout" svg:x1="20.308cm" svg:y1="4cm" svg:x2="20.308cm" svg:y2="4.5cm">
          <text:p/>
        </draw:line>
        <draw:frame draw:style-name="gr12" draw:text-style-name="P6" draw:layer="layout" svg:width="2.805cm" svg:height="0.649cm" svg:x="20.802cm" svg:y="3.902cm">
          <draw:text-box>
            <text:p><text:span text:style-name="T4">LINE_HEIGHT</text:span></text:p>
          </draw:text-box>
        </draw:frame>
        <draw:line draw:style-name="gr6" draw:text-style-name="P2" draw:layer="layout" svg:x1="20.308cm" svg:y1="3cm" svg:x2="20.308cm" svg:y2="4cm">
          <text:p/>
        </draw:line>
        <draw:line draw:style-name="gr6" draw:text-style-name="P2" draw:layer="layout" svg:x1="20.308cm" svg:y1="6cm" svg:x2="20.308cm" svg:y2="6.787cm">
          <text:p/>
        </draw:line>
        <draw:line draw:style-name="gr6" draw:text-style-name="P2" draw:layer="layout" svg:x1="20.308cm" svg:y1="6.879cm" svg:x2="20.308cm" svg:y2="7.7cm">
          <text:p/>
        </draw:line>
        <draw:line draw:style-name="gr6" draw:text-style-name="P2" draw:layer="layout" svg:x1="20.308cm" svg:y1="9.7cm" svg:x2="20.308cm" svg:y2="10.6cm">
          <text:p/>
        </draw:line>
        <draw:frame draw:style-name="gr13" draw:text-style-name="P6" draw:layer="layout" svg:width="3.106cm" svg:height="0.649cm" svg:x="20.803cm" svg:y="3.203cm">
          <draw:text-box>
            <text:p><text:span text:style-name="T4">SCORE_SPACE</text:span></text:p>
          </draw:text-box>
        </draw:frame>
        <draw:frame draw:style-name="gr13" draw:text-style-name="P6" draw:layer="layout" svg:width="3.106cm" svg:height="0.649cm" svg:x="20.804cm" svg:y="6.104cm">
          <draw:text-box>
            <text:p><text:span text:style-name="T4">SCORE_SPACE</text:span></text:p>
          </draw:text-box>
        </draw:frame>
        <draw:frame draw:style-name="gr13" draw:text-style-name="P6" draw:layer="layout" svg:width="3.106cm" svg:height="0.649cm" svg:x="20.805cm" svg:y="7.005cm">
          <draw:text-box>
            <text:p><text:span text:style-name="T4">SCORE_SPACE</text:span></text:p>
          </draw:text-box>
        </draw:frame>
        <draw:frame draw:style-name="gr13" draw:text-style-name="P6" draw:layer="layout" svg:width="3.106cm" svg:height="0.649cm" svg:x="20.806cm" svg:y="9.806cm">
          <draw:text-box>
            <text:p><text:span text:style-name="T4">SCORE_SPACE</text:span></text:p>
          </draw:text-box>
        </draw:frame>
        <draw:line draw:style-name="gr11" draw:text-style-name="P2" draw:layer="layout" svg:x1="9.754cm" svg:y1="6.8cm" svg:x2="24.001cm" svg:y2="6.8cm">
          <text:p/>
        </draw:line>
        <draw:line draw:style-name="gr6" draw:text-style-name="P2" draw:layer="layout" svg:x1="3.801cm" svg:y1="9.5cm" svg:x2="11.201cm" svg:y2="9.5cm">
          <text:p/>
        </draw:line>
        <draw:frame draw:style-name="gr14" draw:text-style-name="P4" draw:layer="layout" svg:width="3.821cm" svg:height="0.729cm" svg:x="7.102cm" svg:y="8.802cm">
          <draw:text-box>
            <text:p><text:span text:style-name="T2">SCORE_INDENT</text:span></text:p>
          </draw:text-box>
        </draw:frame>
        <draw:custom-shape draw:style-name="gr15" draw:text-style-name="P7" draw:layer="layout" svg:width="0.4cm" svg:height="0.4cm" svg:x="7.201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7.201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7.902cm" svg:y="1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9.603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601cm" svg:y1="17cm" svg:x2="7.601cm" svg:y2="15cm">
          <text:p/>
        </draw:line>
        <draw:line draw:style-name="gr3" draw:text-style-name="P2" draw:layer="layout" svg:x1="8.301cm" svg:y1="16.3cm" svg:x2="8.301cm" svg:y2="14.8cm">
          <text:p/>
        </draw:line>
        <draw:line draw:style-name="gr3" draw:text-style-name="P2" draw:layer="layout" svg:x1="10.001cm" svg:y1="15.8cm" svg:x2="10.001cm" svg:y2="14.4cm">
          <text:p/>
        </draw:line>
        <draw:line draw:style-name="gr3" draw:text-style-name="P2" draw:layer="layout" svg:x1="7.601cm" svg:y1="15cm" svg:x2="10.001cm" svg:y2="14.4cm">
          <text:p/>
        </draw:line>
        <draw:line draw:style-name="gr3" draw:text-style-name="P2" draw:layer="layout" svg:x1="7.599cm" svg:y1="15.306cm" svg:x2="8.001cm" svg:y2="15.2cm">
          <text:p/>
        </draw:line>
        <draw:line draw:style-name="gr3" draw:text-style-name="P2" draw:layer="layout" svg:x1="8.961cm" svg:y1="14.909cm" svg:x2="10.001cm" svg:y2="14.6cm">
          <text:p/>
        </draw:line>
        <draw:line draw:style-name="gr16" draw:text-style-name="P9" draw:layer="layout" svg:x1="4.801cm" svg:y1="14.8cm" svg:x2="7.201cm" svg:y2="16.3cm">
          <text:p text:style-name="P8"><text:span text:style-name="T2">topY</text:span></text:p>
          <text:p text:style-name="P8"><text:span text:style-name="T2"/></text:p>
        </draw:line>
        <draw:line draw:style-name="gr17" draw:text-style-name="P2" draw:layer="layout" svg:x1="13.001cm" svg:y1="15cm" svg:x2="10.201cm" svg:y2="15.8cm">
          <text:p/>
        </draw:line>
        <draw:frame draw:style-name="gr18" draw:text-style-name="P4" draw:layer="layout" svg:width="1.705cm" svg:height="1.129cm" svg:x="10.601cm" svg:y="14.6cm">
          <draw:text-box>
            <text:p><text:span text:style-name="T2">yRoot</text:span></text:p>
          </draw:text-box>
        </draw:frame>
        <draw:frame draw:style-name="gr18" draw:text-style-name="P4" draw:layer="layout" svg:width="5.199cm" svg:height="1.129cm" svg:x="9.801cm" svg:y="13.6cm">
          <draw:text-box>
            <text:p><text:span text:style-name="T2">StemDir = 1</text:span></text:p>
          </draw:text-box>
        </draw:frame>
        <draw:line draw:style-name="gr17" draw:text-style-name="P2" draw:layer="layout" svg:x1="13.002cm" svg:y1="14.01cm" svg:x2="10.202cm" svg:y2="14.81cm">
          <text:p/>
        </draw:line>
        <draw:custom-shape draw:style-name="gr15" draw:text-style-name="P7" draw:layer="layout" svg:width="0.4cm" svg:height="0.4cm" svg:x="17.202cm" svg:y="1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203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601cm" svg:y1="17.52cm" svg:x2="17.601cm" svg:y2="15.52cm">
          <text:p/>
        </draw:line>
        <draw:polyline draw:style-name="gr3" draw:text-style-name="P2" draw:layer="layout" svg:width="0.516cm" svg:height="0.533cm" draw:transform="rotate (-0.353778239379251) translate (17.601cm 15.52cm)" svg:viewBox="0 0 517 534" draw:points="0,0 378,159 517,534">
          <text:p/>
        </draw:polyline>
        <draw:custom-shape draw:style-name="gr15" draw:text-style-name="P7" draw:layer="layout" svg:width="0.4cm" svg:height="0.4cm" svg:x="21.303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1.304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1.301cm" svg:y1="17.52cm" svg:x2="21.301cm" svg:y2="15.52cm">
          <text:p/>
        </draw:line>
        <draw:polyline draw:style-name="gr3" draw:text-style-name="P2" draw:layer="layout" svg:width="0.176cm" svg:height="0.76cm" draw:transform="rotate (-0.353778239379251) translate (21.5644997067267cm 16.7865198539494cm)" svg:viewBox="0 0 177 761" draw:points="0,761 177,375 39,0">
          <text:p/>
        </draw:polyline>
        <draw:line draw:style-name="gr16" draw:text-style-name="P9" draw:layer="layout" svg:x1="14.801cm" svg:y1="17.6cm" svg:x2="17.001cm" svg:y2="17.6cm">
          <text:p text:style-name="P8"><text:span text:style-name="T2">y1</text:span></text:p>
          <text:p text:style-name="P8"><text:span text:style-name="T2"/></text:p>
        </draw:line>
        <draw:line draw:style-name="gr16" draw:text-style-name="P9" draw:layer="layout" svg:x1="19.001cm" svg:y1="15.403cm" svg:x2="21.304cm" svg:y2="15.403cm">
          <text:p text:style-name="P8"><text:span text:style-name="T2">y1</text:span></text:p>
          <text:p text:style-name="P8"><text:span text:style-name="T2"/></text:p>
        </draw:line>
        <draw:line draw:style-name="gr16" draw:text-style-name="P9" draw:layer="layout" svg:x1="14.801cm" svg:y1="15.583cm" svg:x2="17.001cm" svg:y2="15.583cm">
          <text:p text:style-name="P8"><text:span text:style-name="T2">y2</text:span></text:p>
          <text:p text:style-name="P8"><text:span text:style-name="T2"/></text:p>
        </draw:line>
        <draw:line draw:style-name="gr16" draw:text-style-name="P9" draw:layer="layout" svg:x1="18.801cm" svg:y1="17.464cm" svg:x2="21.001cm" svg:y2="17.464cm">
          <text:p text:style-name="P8"><text:span text:style-name="T2">y2</text:span></text:p>
          <text:p text:style-name="P8"><text:span text:style-name="T2"/></text:p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2" draw:text-style-name="P2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01cm" svg:y1="7.4cm" svg:x2="24.001cm" svg:y2="7.4cm">
          <text:p/>
        </draw:line>
        <draw:line draw:style-name="gr3" draw:text-style-name="P2" draw:layer="layout" svg:x1="3.801cm" svg:y1="7.9cm" svg:x2="24.001cm" svg:y2="7.9cm">
          <text:p/>
        </draw:line>
        <draw:line draw:style-name="gr3" draw:text-style-name="P2" draw:layer="layout" svg:x1="3.801cm" svg:y1="8.4cm" svg:x2="24.001cm" svg:y2="8.4cm">
          <text:p/>
        </draw:line>
        <draw:line draw:style-name="gr3" draw:text-style-name="P2" draw:layer="layout" svg:x1="3.801cm" svg:y1="8.9cm" svg:x2="24.001cm" svg:y2="8.9cm">
          <text:p/>
        </draw:line>
        <draw:line draw:style-name="gr3" draw:text-style-name="P2" draw:layer="layout" svg:x1="3.801cm" svg:y1="9.4cm" svg:x2="24.001cm" svg:y2="9.4cm">
          <text:p/>
        </draw:line>
        <draw:line draw:style-name="gr3" draw:text-style-name="P2" draw:layer="layout" svg:x1="3.801cm" svg:y1="7.4cm" svg:x2="3.801cm" svg:y2="13.1cm">
          <text:p/>
        </draw:line>
        <draw:line draw:style-name="gr3" draw:text-style-name="P2" draw:layer="layout" svg:x1="3.801cm" svg:y1="11.1cm" svg:x2="24.001cm" svg:y2="11.1cm">
          <text:p/>
        </draw:line>
        <draw:line draw:style-name="gr3" draw:text-style-name="P2" draw:layer="layout" svg:x1="3.801cm" svg:y1="11.6cm" svg:x2="24.001cm" svg:y2="11.6cm">
          <text:p/>
        </draw:line>
        <draw:line draw:style-name="gr3" draw:text-style-name="P2" draw:layer="layout" svg:x1="3.801cm" svg:y1="12.1cm" svg:x2="24.001cm" svg:y2="12.1cm">
          <text:p/>
        </draw:line>
        <draw:line draw:style-name="gr3" draw:text-style-name="P2" draw:layer="layout" svg:x1="3.801cm" svg:y1="12.6cm" svg:x2="24.001cm" svg:y2="12.6cm">
          <text:p/>
        </draw:line>
        <draw:line draw:style-name="gr3" draw:text-style-name="P2" draw:layer="layout" svg:x1="3.801cm" svg:y1="13.1cm" svg:x2="24.001cm" svg:y2="13.1cm">
          <text:p/>
        </draw:line>
        <draw:line draw:style-name="gr3" draw:text-style-name="P2" draw:layer="layout" svg:x1="24.001cm" svg:y1="7.4cm" svg:x2="24.001cm" svg:y2="13.1cm">
          <text:p/>
        </draw:line>
        <draw:custom-shape draw:style-name="gr5" draw:text-style-name="P2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4cm" svg:height="0.4cm" svg:x="10.502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0.503cm" svg:y="8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901cm" svg:y1="9.162cm" svg:x2="10.901cm" svg:y2="7.162cm">
          <text:p/>
        </draw:line>
        <draw:polyline draw:style-name="gr3" draw:text-style-name="P2" draw:layer="layout" svg:width="0.516cm" svg:height="0.533cm" draw:transform="rotate (-0.353778239379251) translate (10.901cm 7.162cm)" svg:viewBox="0 0 517 534" draw:points="0,0 378,159 517,534">
          <text:p/>
        </draw:polyline>
        <draw:line draw:style-name="gr19" draw:text-style-name="P2" draw:layer="layout" svg:x1="6cm" svg:y1="7.4cm" svg:x2="6cm" svg:y2="9.4cm">
          <text:p/>
        </draw:line>
        <draw:frame draw:style-name="gr20" draw:text-style-name="P2" draw:layer="layout" svg:width="2.501cm" svg:height="3.284cm" svg:x="5.8cm" svg:y="6.9cm">
          <draw:image xlink:href="Pictures/10000201000000200000002A6054875805D19388.png" xlink:type="simple" xlink:show="embed" xlink:actuate="onLoad" loext:mime-type="image/png">
            <text:p/>
          </draw:image>
        </draw:frame>
        <draw:frame draw:style-name="gr21" draw:text-style-name="P10" draw:layer="layout" svg:width="0.853cm" svg:height="0.962cm" svg:x="7.8cm" svg:y="6.938cm">
          <draw:text-box>
            <text:p>#</text:p>
          </draw:text-box>
        </draw:frame>
        <draw:frame draw:style-name="gr22" draw:text-style-name="P10" draw:layer="layout" svg:width="0.853cm" svg:height="0.962cm" svg:x="8.247cm" svg:y="7.638cm">
          <draw:text-box>
            <text:p>#</text:p>
          </draw:text-box>
        </draw:frame>
        <draw:line draw:style-name="gr6" draw:text-style-name="P2" draw:layer="layout" svg:x1="6cm" svg:y1="10.3cm" svg:x2="9.7cm" svg:y2="10.3cm">
          <text:p/>
        </draw:line>
        <draw:line draw:style-name="gr6" draw:text-style-name="P2" draw:layer="layout" svg:x1="9.7cm" svg:y1="10.3cm" svg:x2="10.3cm" svg:y2="10.3cm">
          <text:p/>
        </draw:line>
        <draw:line draw:style-name="gr19" draw:text-style-name="P2" draw:layer="layout" svg:x1="15.8cm" svg:y1="7.4cm" svg:x2="15.8cm" svg:y2="9.4cm">
          <text:p/>
        </draw:line>
        <draw:line draw:style-name="gr6" draw:text-style-name="P2" draw:layer="layout" svg:x1="15.2cm" svg:y1="10.3cm" svg:x2="15.8cm" svg:y2="10.3cm">
          <text:p/>
        </draw:line>
        <draw:line draw:style-name="gr6" draw:text-style-name="P2" draw:layer="layout" svg:x1="15.8cm" svg:y1="10.3cm" svg:x2="16.4cm" svg:y2="10.3cm">
          <text:p/>
        </draw:line>
        <draw:line draw:style-name="gr19" draw:text-style-name="P2" draw:layer="layout" svg:x1="15.7cm" svg:y1="7.4cm" svg:x2="15.7cm" svg:y2="9.4cm">
          <text:p/>
        </draw:line>
        <draw:frame draw:style-name="gr23" draw:text-style-name="P12" draw:layer="layout" svg:width="1.133cm" svg:height="1.706cm" svg:x="8.8cm" svg:y="7.2cm">
          <draw:text-box>
            <text:p text:style-name="P11"><text:span text:style-name="T5">3</text:span></text:p>
          </draw:text-box>
        </draw:frame>
        <draw:frame draw:style-name="gr23" draw:text-style-name="P12" draw:layer="layout" svg:width="1.133cm" svg:height="1.706cm" svg:x="8.8cm" svg:y="8.2cm">
          <draw:text-box>
            <text:p text:style-name="P11"><text:span text:style-name="T5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5" draw:text-style-name="P2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01cm" svg:y1="7.45cm" svg:x2="24.001cm" svg:y2="7.45cm">
          <text:p/>
        </draw:line>
        <draw:line draw:style-name="gr3" draw:text-style-name="P2" draw:layer="layout" svg:x1="3.801cm" svg:y1="7.95cm" svg:x2="24.001cm" svg:y2="7.95cm">
          <text:p/>
        </draw:line>
        <draw:line draw:style-name="gr3" draw:text-style-name="P2" draw:layer="layout" svg:x1="3.801cm" svg:y1="8.45cm" svg:x2="24.001cm" svg:y2="8.45cm">
          <text:p/>
        </draw:line>
        <draw:line draw:style-name="gr3" draw:text-style-name="P2" draw:layer="layout" svg:x1="3.801cm" svg:y1="8.95cm" svg:x2="24.001cm" svg:y2="8.95cm">
          <text:p/>
        </draw:line>
        <draw:line draw:style-name="gr3" draw:text-style-name="P2" draw:layer="layout" svg:x1="3.801cm" svg:y1="9.45cm" svg:x2="24.001cm" svg:y2="9.45cm">
          <text:p/>
        </draw:line>
        <draw:line draw:style-name="gr19" draw:text-style-name="P2" draw:layer="layout" svg:x1="4.7cm" svg:y1="7.45cm" svg:x2="4.7cm" svg:y2="9.45cm">
          <text:p/>
        </draw:line>
        <draw:line draw:style-name="gr6" draw:text-style-name="P2" draw:layer="layout" svg:x1="5.4cm" svg:y1="10.35cm" svg:x2="7.4cm" svg:y2="10.35cm">
          <text:p/>
        </draw:line>
        <draw:line draw:style-name="gr19" draw:text-style-name="P2" draw:layer="layout" svg:x1="14.1cm" svg:y1="7.45cm" svg:x2="14.1cm" svg:y2="9.45cm">
          <text:p/>
        </draw:line>
        <draw:custom-shape draw:style-name="gr2" draw:text-style-name="P2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4cm" svg:y1="10.35cm" svg:x2="9.4cm" svg:y2="10.35cm">
          <text:p/>
        </draw:line>
        <draw:line draw:style-name="gr6" draw:text-style-name="P2" draw:layer="layout" svg:x1="9.4cm" svg:y1="10.35cm" svg:x2="11.4cm" svg:y2="10.35cm">
          <text:p/>
        </draw:line>
        <draw:line draw:style-name="gr6" draw:text-style-name="P2" draw:layer="layout" svg:x1="11.4cm" svg:y1="10.35cm" svg:x2="13.4cm" svg:y2="10.35cm">
          <text:p/>
        </draw:line>
        <draw:line draw:style-name="gr24" draw:text-style-name="P2" draw:layer="layout" svg:x1="5.4cm" svg:y1="7.45cm" svg:x2="5.4cm" svg:y2="9.45cm">
          <text:p/>
        </draw:line>
        <draw:line draw:style-name="gr24" draw:text-style-name="P2" draw:layer="layout" svg:x1="13.5cm" svg:y1="7.45cm" svg:x2="13.5cm" svg:y2="9.45cm">
          <text:p/>
        </draw:line>
        <draw:line draw:style-name="gr24" draw:text-style-name="P2" draw:layer="layout" svg:x1="11.4cm" svg:y1="7.45cm" svg:x2="11.4cm" svg:y2="9.45cm">
          <text:p/>
        </draw:line>
        <draw:line draw:style-name="gr24" draw:text-style-name="P2" draw:layer="layout" svg:x1="7.4cm" svg:y1="7.45cm" svg:x2="7.4cm" svg:y2="9.45cm">
          <text:p/>
        </draw:line>
        <draw:custom-shape draw:style-name="gr15" draw:text-style-name="P7" draw:layer="layout" svg:width="0.4cm" svg:height="0.4cm" svg:x="5.6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cm" svg:height="0.4cm" svg:x="8.504cm" svg:y="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002cm" svg:y1="9.213cm" svg:x2="6.002cm" svg:y2="7.213cm">
          <text:p/>
        </draw:line>
        <draw:polyline draw:style-name="gr3" draw:text-style-name="P2" draw:layer="layout" svg:width="0.516cm" svg:height="0.533cm" draw:transform="rotate (-0.353778239379251) translate (6.002cm 7.213cm)" svg:viewBox="0 0 517 534" draw:points="0,0 378,159 517,534">
          <text:p/>
        </draw:polyline>
        <draw:line draw:style-name="gr24" draw:text-style-name="P2" draw:layer="layout" svg:x1="9.4cm" svg:y1="7.45cm" svg:x2="9.4cm" svg:y2="9.45cm">
          <text:p/>
        </draw:line>
        <draw:frame draw:style-name="gr26" draw:text-style-name="P8" draw:layer="layout" svg:width="0.581cm" svg:height="1.216cm" svg:x="6.484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line draw:style-name="gr3" draw:text-style-name="P2" draw:layer="layout" svg:x1="8.91cm" svg:y1="8.713cm" svg:x2="8.91cm" svg:y2="6.713cm">
          <text:p/>
        </draw:line>
        <draw:frame draw:style-name="gr26" draw:text-style-name="P8" draw:layer="layout" svg:width="0.581cm" svg:height="1.216cm" svg:x="7.585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frame draw:style-name="gr26" draw:text-style-name="P8" draw:layer="layout" svg:width="0.581cm" svg:height="1.216cm" svg:x="12.686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line draw:style-name="gr6" draw:text-style-name="P2" draw:layer="layout" svg:x1="14.7cm" svg:y1="10.354cm" svg:x2="16.7cm" svg:y2="10.354cm">
          <text:p/>
        </draw:line>
        <draw:line draw:style-name="gr19" draw:text-style-name="P2" draw:layer="layout" svg:x1="23.7cm" svg:y1="7.454cm" svg:x2="23.7cm" svg:y2="9.454cm">
          <text:p/>
        </draw:line>
        <draw:line draw:style-name="gr6" draw:text-style-name="P2" draw:layer="layout" svg:x1="16.7cm" svg:y1="10.354cm" svg:x2="18.7cm" svg:y2="10.354cm">
          <text:p/>
        </draw:line>
        <draw:line draw:style-name="gr6" draw:text-style-name="P2" draw:layer="layout" svg:x1="18.7cm" svg:y1="10.354cm" svg:x2="20.7cm" svg:y2="10.354cm">
          <text:p/>
        </draw:line>
        <draw:line draw:style-name="gr6" draw:text-style-name="P2" draw:layer="layout" svg:x1="20.7cm" svg:y1="10.354cm" svg:x2="22.7cm" svg:y2="10.354cm">
          <text:p/>
        </draw:line>
        <draw:line draw:style-name="gr24" draw:text-style-name="P2" draw:layer="layout" svg:x1="14.7cm" svg:y1="7.454cm" svg:x2="14.7cm" svg:y2="9.454cm">
          <text:p/>
        </draw:line>
        <draw:line draw:style-name="gr24" draw:text-style-name="P2" draw:layer="layout" svg:x1="22.8cm" svg:y1="7.454cm" svg:x2="22.8cm" svg:y2="9.454cm">
          <text:p/>
        </draw:line>
        <draw:line draw:style-name="gr24" draw:text-style-name="P2" draw:layer="layout" svg:x1="20.7cm" svg:y1="7.454cm" svg:x2="20.7cm" svg:y2="9.454cm">
          <text:p/>
        </draw:line>
        <draw:line draw:style-name="gr24" draw:text-style-name="P2" draw:layer="layout" svg:x1="16.7cm" svg:y1="7.454cm" svg:x2="16.7cm" svg:y2="9.454cm">
          <text:p/>
        </draw:line>
        <draw:custom-shape draw:style-name="gr15" draw:text-style-name="P7" draw:layer="layout" svg:width="0.4cm" svg:height="0.4cm" svg:x="14.903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302cm" svg:y1="9.217cm" svg:x2="15.302cm" svg:y2="7.217cm">
          <text:p/>
        </draw:line>
        <draw:line draw:style-name="gr24" draw:text-style-name="P2" draw:layer="layout" svg:x1="18.8cm" svg:y1="7.454cm" svg:x2="18.8cm" svg:y2="9.454cm">
          <text:p/>
        </draw:line>
        <draw:custom-shape draw:style-name="gr15" draw:text-style-name="P7" draw:layer="layout" svg:width="0.4cm" svg:height="0.4cm" svg:x="18.90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9.30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9.706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0.107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0.808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1.309cm" svg:y="7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1.71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2.211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279cm" svg:y1="9.217cm" svg:x2="19.279cm" svg:y2="7.217cm">
          <text:p/>
        </draw:line>
        <draw:line draw:style-name="gr3" draw:text-style-name="P2" draw:layer="layout" svg:x1="19.656cm" svg:y1="8.917cm" svg:x2="19.656cm" svg:y2="7.055cm">
          <text:p/>
        </draw:line>
        <draw:line draw:style-name="gr3" draw:text-style-name="P2" draw:layer="layout" svg:x1="20.056cm" svg:y1="8.717cm" svg:x2="20.056cm" svg:y2="6.883cm">
          <text:p/>
        </draw:line>
        <draw:line draw:style-name="gr3" draw:text-style-name="P2" draw:layer="layout" svg:x1="20.502cm" svg:y1="8.517cm" svg:x2="20.502cm" svg:y2="6.694cm">
          <text:p/>
        </draw:line>
        <draw:line draw:style-name="gr3" draw:text-style-name="P2" draw:layer="layout" svg:x1="21.202cm" svg:y1="8.317cm" svg:x2="21.202cm" svg:y2="6.39cm">
          <text:p/>
        </draw:line>
        <draw:line draw:style-name="gr3" draw:text-style-name="P2" draw:layer="layout" svg:x1="21.702cm" svg:y1="8.017cm" svg:x2="21.702cm" svg:y2="6.173cm">
          <text:p/>
        </draw:line>
        <draw:line draw:style-name="gr3" draw:text-style-name="P2" draw:layer="layout" svg:x1="22.102cm" svg:y1="8.417cm" svg:x2="22.102cm" svg:y2="6cm">
          <text:p/>
        </draw:line>
        <draw:line draw:style-name="gr3" draw:text-style-name="P2" draw:layer="layout" svg:x1="22.602cm" svg:y1="8.217cm" svg:x2="22.602cm" svg:y2="5.8cm">
          <text:p/>
        </draw:line>
        <draw:line draw:style-name="gr27" draw:text-style-name="P2" draw:layer="layout" svg:x1="19.279cm" svg:y1="7.217cm" svg:x2="22.602cm" svg:y2="5.801cm">
          <text:p/>
        </draw:line>
        <draw:line draw:style-name="gr27" draw:text-style-name="P2" draw:layer="layout" svg:x1="19.28cm" svg:y1="7.417cm" svg:x2="20.502cm" svg:y2="6.897cm">
          <text:p/>
        </draw:line>
        <draw:line draw:style-name="gr27" draw:text-style-name="P2" draw:layer="layout" svg:x1="21.198cm" svg:y1="6.608cm" svg:x2="22.609cm" svg:y2="6.012cm">
          <text:p/>
        </draw:line>
        <draw:custom-shape draw:style-name="gr15" draw:text-style-name="P7" draw:layer="layout" svg:width="0.4cm" svg:height="0.4cm" svg:x="17.00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40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80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8.21cm" svg:y="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382cm" svg:y1="9.218cm" svg:x2="17.382cm" svg:y2="7.218cm">
          <text:p/>
        </draw:line>
        <draw:line draw:style-name="gr3" draw:text-style-name="P2" draw:layer="layout" svg:x1="17.759cm" svg:y1="8.918cm" svg:x2="17.759cm" svg:y2="7.056cm">
          <text:p/>
        </draw:line>
        <draw:line draw:style-name="gr3" draw:text-style-name="P2" draw:layer="layout" svg:x1="18.159cm" svg:y1="8.718cm" svg:x2="18.159cm" svg:y2="6.884cm">
          <text:p/>
        </draw:line>
        <draw:line draw:style-name="gr27" draw:text-style-name="P2" draw:layer="layout" svg:x1="17.383cm" svg:y1="7.218cm" svg:x2="18.605cm" svg:y2="6.698cm">
          <text:p/>
        </draw:line>
        <draw:line draw:style-name="gr3" draw:text-style-name="P2" draw:layer="layout" svg:x1="18.602cm" svg:y1="8.518cm" svg:x2="18.602cm" svg:y2="6.695cm">
          <text:p/>
        </draw:line>
        <draw:line draw:style-name="gr27" draw:text-style-name="P2" draw:layer="layout" svg:x1="17.383cm" svg:y1="7.418cm" svg:x2="18.605cm" svg:y2="6.898cm">
          <text:p/>
        </draw:line>
        <draw:line draw:style-name="gr6" draw:text-style-name="P2" draw:layer="layout" svg:x1="14.7cm" svg:y1="10.654cm" svg:x2="18.701cm" svg:y2="10.654cm">
          <text:p/>
        </draw:line>
        <draw:line draw:style-name="gr6" draw:text-style-name="P2" draw:layer="layout" svg:x1="18.701cm" svg:y1="10.654cm" svg:x2="22.702cm" svg:y2="10.65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standard" draw:layer="layout" svg:width="23.369cm" svg:height="9.998cm" svg:x="3.2cm" svg:y="4.8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Object</text:p>
              </table:table-cell>
              <table:table-cell>
                <text:p>Index</text:p>
              </table:table-cell>
              <table:table-cell>
                <text:p>Code</text:p>
              </table:table-cell>
              <table:table-cell>
                <text:p>Ticks</text:p>
              </table:table-cell>
            </table:table-row>
            <table:table-row table:style-name="ro1" table:default-cell-style-name="gray2">
              <table:table-cell>
                <text:p>Grid/ Resolution</text:p>
              </table:table-cell>
              <table:table-cell>
                <text:p>0, 1, 2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1">
              <table:table-cell>
                <text:p>Duration</text:p>
              </table:table-cell>
              <table:table-cell>
                <text:p>1, 2, 3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10" draw:layer="layout" svg:width="20.886cm" svg:height="0.962cm" svg:x="3cm" svg:y="17.4cm">
          <draw:text-box>
            <text:p>int resolutionInTicks = (int) (arrangement.getPPQ() * 4 * tuplet / 2^index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line draw:style-name="gr24" draw:text-style-name="P2" draw:layer="layout" svg:x1="16.7cm" svg:y1="7.452cm" svg:x2="16.7cm" svg:y2="9.452cm">
          <text:p/>
        </draw:line>
        <draw:line draw:style-name="gr24" draw:text-style-name="P2" draw:layer="layout" svg:x1="18.8cm" svg:y1="7.452cm" svg:x2="18.8cm" svg:y2="9.452cm">
          <text:p/>
        </draw:line>
        <draw:custom-shape draw:style-name="gr15" draw:text-style-name="P7" draw:layer="layout" svg:width="0.4cm" svg:height="0.4cm" svg:x="17.007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408cm" svg:y="8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80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8.2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382cm" svg:y1="9.216cm" svg:x2="17.382cm" svg:y2="7.216cm">
          <text:p/>
        </draw:line>
        <draw:line draw:style-name="gr3" draw:text-style-name="P2" draw:layer="layout" svg:x1="17.759cm" svg:y1="8.916cm" svg:x2="17.759cm" svg:y2="7.054cm">
          <text:p/>
        </draw:line>
        <draw:line draw:style-name="gr3" draw:text-style-name="P2" draw:layer="layout" svg:x1="18.159cm" svg:y1="8.716cm" svg:x2="18.159cm" svg:y2="6.882cm">
          <text:p/>
        </draw:line>
        <draw:line draw:style-name="gr27" draw:text-style-name="P2" draw:layer="layout" svg:x1="17.383cm" svg:y1="7.216cm" svg:x2="18.605cm" svg:y2="6.696cm">
          <text:p/>
        </draw:line>
        <draw:line draw:style-name="gr3" draw:text-style-name="P2" draw:layer="layout" svg:x1="18.602cm" svg:y1="8.516cm" svg:x2="18.602cm" svg:y2="6.693cm">
          <text:p/>
        </draw:line>
        <draw:line draw:style-name="gr27" draw:text-style-name="P2" draw:layer="layout" svg:x1="17.383cm" svg:y1="7.416cm" svg:x2="18.605cm" svg:y2="6.896cm">
          <text:p/>
        </draw:line>
        <draw:line draw:style-name="gr3" draw:text-style-name="P2" draw:layer="layout" svg:x1="3.801cm" svg:y1="7.4cm" svg:x2="24.001cm" svg:y2="7.4cm">
          <text:p/>
        </draw:line>
        <draw:line draw:style-name="gr3" draw:text-style-name="P2" draw:layer="layout" svg:x1="3.801cm" svg:y1="7.9cm" svg:x2="24.001cm" svg:y2="7.9cm">
          <text:p/>
        </draw:line>
        <draw:line draw:style-name="gr3" draw:text-style-name="P2" draw:layer="layout" svg:x1="3.801cm" svg:y1="8.4cm" svg:x2="24.001cm" svg:y2="8.4cm">
          <text:p/>
        </draw:line>
        <draw:line draw:style-name="gr3" draw:text-style-name="P2" draw:layer="layout" svg:x1="3.801cm" svg:y1="8.9cm" svg:x2="24.001cm" svg:y2="8.9cm">
          <text:p/>
        </draw:line>
        <draw:line draw:style-name="gr3" draw:text-style-name="P2" draw:layer="layout" svg:x1="3.801cm" svg:y1="9.4cm" svg:x2="24.001cm" svg:y2="9.4cm">
          <text:p/>
        </draw:line>
        <draw:custom-shape draw:style-name="gr15" draw:text-style-name="P7" draw:layer="layout" svg:width="0.4cm" svg:height="0.4cm" svg:x="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4" draw:layer="layout" svg:width="1cm" svg:height="0.683cm" svg:x="8cm" svg:y="7cm">
          <draw:text-box>
            <text:p><text:span text:style-name="T6">y1</text:span></text:p>
          </draw:text-box>
        </draw:frame>
        <draw:frame draw:style-name="gr29" draw:text-style-name="P14" draw:layer="layout" svg:width="1cm" svg:height="0.683cm" svg:x="12.2cm" svg:y="7.717cm">
          <draw:text-box>
            <text:p><text:span text:style-name="T6">y2</text:span></text:p>
          </draw:text-box>
        </draw:frame>
        <draw:custom-shape draw:style-name="gr30" draw:text-style-name="P2" draw:layer="layout" svg:width="2.8cm" svg:height="0.8cm" svg:x="9.2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6cm" svg:height="1.6cm" svg:x="8.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18T20:37:54.597975596</meta:creation-date>
    <dc:date>2023-11-15T22:06:29.597454378</dc:date>
    <meta:editing-duration>PT3H12M20S</meta:editing-duration>
    <meta:editing-cycles>9</meta:editing-cycles>
    <meta:generator>LibreOffice/6.4.7.2$Linux_X86_64 LibreOffice_project/40$Build-2</meta:generator>
    <meta:document-statistic meta:object-count="237"/>
  </office:meta>
</office:document-meta>
</file>